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82cm"/>
    </style:style>
    <style:style style:name="co2" style:family="table-column">
      <style:table-column-properties fo:break-before="auto" style:column-width="8.356cm"/>
    </style:style>
    <style:style style:name="co3" style:family="table-column">
      <style:table-column-properties fo:break-before="auto" style:column-width="4.106cm"/>
    </style:style>
    <style:style style:name="co4" style:family="table-column">
      <style:table-column-properties fo:break-before="auto" style:column-width="3.54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5" table:default-cell-style-name="Default"/>
        <table:table-row table:style-name="ro1">
          <table:table-cell office:value-type="string">
            <text:p>Pièc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#Digikey</text:p>
          </table:table-cell>
          <table:table-cell table:style-name="Default" office:value-type="string">
            <text:p>package</text:p>
          </table:table-cell>
          <table:table-cell office:value-type="string">
            <text:p>Prix</text:p>
          </table:table-cell>
          <table:table-cell office:value-type="string">
            <text:p>Qty</text:p>
          </table:table-cell>
          <table:table-cell office:value-type="string">
            <text:p>pitch</text:p>
          </table:table-cell>
          <table:table-cell office:value-type="string">
            <text:p>prix total</text:p>
          </table:table-cell>
          <table:table-cell/>
        </table:table-row>
        <table:table-row table:style-name="ro1">
          <table:table-cell office:value-type="string">
            <text:p>Arm</text:p>
          </table:table-cell>
          <table:table-cell office:value-type="string">
            <text:p>MCU ARM 512KB FLASH MEM 64-LQFP </text:p>
          </table:table-cell>
          <table:table-cell office:value-type="string">
            <text:p>497-6444-ND </text:p>
          </table:table-cell>
          <table:table-cell office:value-type="string">
            <text:p>64-LQFP </text:p>
          </table:table-cell>
          <table:table-cell office:value-type="float" office:value="15.84">
            <text:p>15,84</text:p>
          </table:table-cell>
          <table:table-cell office:value-type="float" office:value="1">
            <text:p>1</text:p>
          </table:table-cell>
          <table:table-cell/>
          <table:table-cell table:formula="of:=[.E2]*[.F2]" office:value-type="float" office:value="15.84">
            <text:p>15,84</text:p>
          </table:table-cell>
          <table:table-cell/>
        </table:table-row>
        <table:table-row table:style-name="ro1">
          <table:table-cell office:value-type="string">
            <text:p>MAX3232CWE+</text:p>
          </table:table-cell>
          <table:table-cell office:value-type="string">
            <text:p>IC DRVR/RCVR MULTCH RS232 16SOIC </text:p>
          </table:table-cell>
          <table:table-cell office:value-type="string">
            <text:p>296-13099-1-ND </text:p>
          </table:table-cell>
          <table:table-cell office:value-type="string">
            <text:p>16-SOIC (7.5mm Width) 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/>
          <table:table-cell table:formula="of:=[.E3]*[.F3]" office:value-type="float" office:value="1.5">
            <text:p>1,5</text:p>
          </table:table-cell>
          <table:table-cell/>
        </table:table-row>
        <table:table-row table:style-name="ro2">
          <table:table-cell office:value-type="string">
            <text:p>DB9 Femelle</text:p>
          </table:table-cell>
          <table:table-cell office:value-type="string">
            <text:p>CONN D-SUB RCPT R/A 9POS GOLD/FL </text:p>
          </table:table-cell>
          <table:table-cell office:value-type="string">
            <text:p>A35109-ND </text:p>
          </table:table-cell>
          <table:table-cell office:value-type="string">
            <text:p>Through Hole, Right Angle </text:p>
          </table:table-cell>
          <table:table-cell table:style-name="ce2" office:value-type="float" office:value="1.1">
            <text:p>1,1</text:p>
          </table:table-cell>
          <table:table-cell office:value-type="float" office:value="1">
            <text:p>1</text:p>
          </table:table-cell>
          <table:table-cell/>
          <table:table-cell table:formula="of:=[.E4]*[.F4]" office:value-type="float" office:value="1.1">
            <text:p>1,1</text:p>
          </table:table-cell>
          <table:table-cell/>
        </table:table-row>
        <table:table-row table:style-name="ro2">
          <table:table-cell office:value-type="string">
            <text:p>DB9 Male</text:p>
          </table:table-cell>
          <table:table-cell office:value-type="string">
            <text:p>CONN D-SUB PLUG R/A 9POS GOLD/FL </text:p>
          </table:table-cell>
          <table:table-cell office:value-type="string">
            <text:p>A35105-ND </text:p>
          </table:table-cell>
          <table:table-cell office:value-type="string">
            <text:p>Through Hole, Right Angle </text:p>
          </table:table-cell>
          <table:table-cell office:value-type="float" office:value="1.06">
            <text:p>1,06</text:p>
          </table:table-cell>
          <table:table-cell office:value-type="float" office:value="1">
            <text:p>1</text:p>
          </table:table-cell>
          <table:table-cell/>
          <table:table-cell table:formula="of:=[.E5]*[.F5]" office:value-type="float" office:value="1.06">
            <text:p>1,06</text:p>
          </table:table-cell>
          <table:table-cell/>
        </table:table-row>
        <table:table-row table:style-name="ro1">
          <table:table-cell office:value-type="string">
            <text:p>MAX3421E</text:p>
          </table:table-cell>
          <table:table-cell table:style-name="Default" office:value-type="string">
            <text:p>controleur USB host</text:p>
          </table:table-cell>
          <table:table-cell table:style-name="Default" office:value-type="string">
            <text:p>on l'a déja</text:p>
          </table:table-cell>
          <table:table-cell table:style-name="Default"/>
          <table:table-cell table:number-columns-repeated="2"/>
          <table:table-cell/>
          <table:table-cell table:formula="of:=[.E6]*[.F6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T1587</text:p>
          </table:table-cell>
          <table:table-cell table:style-name="Default" office:value-type="string">
            <text:p>régulateur 3.3v</text:p>
          </table:table-cell>
          <table:table-cell table:style-name="Default" office:value-type="string">
            <text:p>on l'a déja</text:p>
          </table:table-cell>
          <table:table-cell table:style-name="Default"/>
          <table:table-cell table:number-columns-repeated="2"/>
          <table:table-cell/>
          <table:table-cell table:formula="of:=[.E7]*[.F7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M2575</text:p>
          </table:table-cell>
          <table:table-cell table:style-name="Default" office:value-type="string">
            <text:p>switching stepdown 24-&gt;12v &amp; 24-&gt;5v</text:p>
          </table:table-cell>
          <table:table-cell table:style-name="Default" office:value-type="string">
            <text:p>on l'a déja</text:p>
          </table:table-cell>
          <table:table-cell table:style-name="Default"/>
          <table:table-cell table:number-columns-repeated="2"/>
          <table:table-cell/>
          <table:table-cell table:formula="of:=[.E8]*[.F8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USBA</text:p>
          </table:table-cell>
          <table:table-cell office:value-type="string">
            <text:p>CONN RCPT USB TYPE A R/A GOLD </text:p>
          </table:table-cell>
          <table:table-cell table:style-name="Default" office:value-type="string">
            <text:p><text:a xlink:href="http://search.digikey.com/scripts/DkSearch/dksus.dll?Detail&amp;name=UE27AC54100-ND">UE27AC54100-ND</text:a> </text:p>
          </table:table-cell>
          <table:table-cell table:style-name="Default"/>
          <table:table-cell office:value-type="float" office:value="0.85">
            <text:p>0,85</text:p>
          </table:table-cell>
          <table:table-cell office:value-type="float" office:value="1">
            <text:p>1</text:p>
          </table:table-cell>
          <table:table-cell/>
          <table:table-cell table:formula="of:=[.E9]*[.F9]" office:value-type="float" office:value="0.85">
            <text:p>0,85</text:p>
          </table:table-cell>
          <table:table-cell/>
        </table:table-row>
        <table:table-row table:style-name="ro1">
          <table:table-cell office:value-type="string">
            <text:p>LED ROUGE</text:p>
          </table:table-cell>
          <table:table-cell office:value-type="string">
            <text:p>LED 660NM RED DIFF 1206 SMD HSMH-C150</text:p>
          </table:table-cell>
          <table:table-cell office:value-type="string">
            <text:p>516-1439-1-ND </text:p>
          </table:table-cell>
          <table:table-cell/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/>
          <table:table-cell table:formula="of:=[.E10]*[.F10]" office:value-type="float" office:value="2.5">
            <text:p>2,5</text:p>
          </table:table-cell>
          <table:table-cell/>
        </table:table-row>
        <table:table-row table:style-name="ro1">
          <table:table-cell office:value-type="string">
            <text:p>LED VERT</text:p>
          </table:table-cell>
          <table:table-cell office:value-type="string">
            <text:p>LED 570NM GREEN DIFF 1206 SMD HSMG-C150 </text:p>
          </table:table-cell>
          <table:table-cell office:value-type="string">
            <text:p><text:a xlink:href="http://search.digikey.com/scripts/DkSearch/dksus.dll?Detail&amp;name=516-1443-1-ND">516-1443-1-ND</text:a> </text:p>
          </table:table-cell>
          <table:table-cell/>
          <table:table-cell office:value-type="float" office:value="0.5">
            <text:p>0,5</text:p>
          </table:table-cell>
          <table:table-cell office:value-type="float" office:value="6">
            <text:p>6</text:p>
          </table:table-cell>
          <table:table-cell/>
          <table:table-cell table:formula="of:=[.E11]*[.F11]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condensateur 0.1µF</text:p>
          </table:table-cell>
          <table:table-cell office:value-type="string">
            <text:p>CAP .1UF 16V CERAMIC X7R 0603</text:p>
          </table:table-cell>
          <table:table-cell office:value-type="string">
            <text:p>PCC1762CT-ND </text:p>
          </table:table-cell>
          <table:table-cell office:value-type="string">
            <text:p>0603 (1608 metric) </text:p>
          </table:table-cell>
          <table:table-cell table:style-name="ce2" office:value-type="float" office:value="0.04">
            <text:p>0,04</text:p>
          </table:table-cell>
          <table:table-cell office:value-type="float" office:value="12">
            <text:p>12</text:p>
          </table:table-cell>
          <table:table-cell/>
          <table:table-cell table:formula="of:=[.E12]*[.F12]" office:value-type="float" office:value="0.48">
            <text:p>0,48</text:p>
          </table:table-cell>
          <table:table-cell/>
        </table:table-row>
        <table:table-row table:style-name="ro1">
          <table:table-cell office:value-type="string">
            <text:p>condensateur 0.1µf tantal</text:p>
          </table:table-cell>
          <table:table-cell office:value-type="string">
            <text:p>CAPACITOR TANT .10UF 35V 10% SMD </text:p>
          </table:table-cell>
          <table:table-cell office:value-type="string">
            <text:p>399-3676-1-ND </text:p>
          </table:table-cell>
          <table:table-cell office:value-type="string">
            <text:p>3216-18 (EIA) 1206</text:p>
          </table:table-cell>
          <table:table-cell office:value-type="float" office:value="0.19">
            <text:p>0,19</text:p>
          </table:table-cell>
          <table:table-cell office:value-type="float" office:value="5">
            <text:p>5</text:p>
          </table:table-cell>
          <table:table-cell/>
          <table:table-cell table:formula="of:=[.E13]*[.F13]" office:value-type="float" office:value="0.95">
            <text:p>0,95</text:p>
          </table:table-cell>
          <table:table-cell/>
        </table:table-row>
        <table:table-row table:style-name="ro1">
          <table:table-cell office:value-type="string">
            <text:p>condensateur 22pf</text:p>
          </table:table-cell>
          <table:table-cell office:value-type="string">
            <text:p>CAP CERAMIC 22PF 50V 0603 SMD</text:p>
          </table:table-cell>
          <table:table-cell office:value-type="string">
            <text:p>PCC220ACVCT-ND </text:p>
          </table:table-cell>
          <table:table-cell office:value-type="string">
            <text:p>0603 (1608 metric) </text:p>
          </table:table-cell>
          <table:table-cell office:value-type="float" office:value="0.09">
            <text:p>0,09</text:p>
          </table:table-cell>
          <table:table-cell office:value-type="float" office:value="2">
            <text:p>2</text:p>
          </table:table-cell>
          <table:table-cell/>
          <table:table-cell table:formula="of:=[.E14]*[.F14]" office:value-type="float" office:value="0.18">
            <text:p>0,18</text:p>
          </table:table-cell>
          <table:table-cell/>
        </table:table-row>
        <table:table-row table:style-name="ro1">
          <table:table-cell office:value-type="string">
            <text:p>condensateur 10pf</text:p>
          </table:table-cell>
          <table:table-cell office:value-type="string">
            <text:p>CAP CERAMIC 10PF 50V NP0 0603 </text:p>
          </table:table-cell>
          <table:table-cell office:value-type="string">
            <text:p>399-1049-1-ND </text:p>
          </table:table-cell>
          <table:table-cell table:style-name="Default" office:value-type="string">
            <text:p>0603 (1608 metric)</text:p>
          </table:table-cell>
          <table:table-cell office:value-type="float" office:value="0.03">
            <text:p>0,03</text:p>
          </table:table-cell>
          <table:table-cell office:value-type="float" office:value="2">
            <text:p>2</text:p>
          </table:table-cell>
          <table:table-cell/>
          <table:table-cell table:formula="of:=[.E15]*[.F15]" office:value-type="float" office:value="0.06">
            <text:p>0,06</text:p>
          </table:table-cell>
          <table:table-cell/>
        </table:table-row>
        <table:table-row table:style-name="ro1">
          <table:table-cell office:value-type="string">
            <text:p>condensateur 18pf</text:p>
          </table:table-cell>
          <table:table-cell office:value-type="string">
            <text:p>CAP CERAMIC 18PF 50V NP0 0603 </text:p>
          </table:table-cell>
          <table:table-cell office:value-type="string">
            <text:p>399-1052-1-ND </text:p>
          </table:table-cell>
          <table:table-cell table:style-name="Default" office:value-type="string">
            <text:p>0603 (1608 metric)</text:p>
          </table:table-cell>
          <table:table-cell office:value-type="float" office:value="0.31">
            <text:p>0,31</text:p>
          </table:table-cell>
          <table:table-cell office:value-type="float" office:value="2">
            <text:p>2</text:p>
          </table:table-cell>
          <table:table-cell/>
          <table:table-cell table:formula="of:=[.E16]*[.F16]" office:value-type="float" office:value="0.62">
            <text:p>0,62</text:p>
          </table:table-cell>
          <table:table-cell/>
        </table:table-row>
        <table:table-row table:style-name="ro1">
          <table:table-cell office:value-type="string">
            <text:p>condensateur 4.7µf</text:p>
          </table:table-cell>
          <table:table-cell office:value-type="string">
            <text:p>CAP TANTALUM 4.7UF 6.3V 10% SMD </text:p>
          </table:table-cell>
          <table:table-cell office:value-type="string">
            <text:p>495-2177-1-ND </text:p>
          </table:table-cell>
          <table:table-cell office:value-type="string">
            <text:p>3216-18 (EIA) 1206</text:p>
          </table:table-cell>
          <table:table-cell office:value-type="float" office:value="0.18">
            <text:p>0,18</text:p>
          </table:table-cell>
          <table:table-cell office:value-type="float" office:value="1">
            <text:p>1</text:p>
          </table:table-cell>
          <table:table-cell/>
          <table:table-cell table:formula="of:=[.E17]*[.F17]" office:value-type="float" office:value="0.18">
            <text:p>0,18</text:p>
          </table:table-cell>
          <table:table-cell/>
        </table:table-row>
        <table:table-row table:style-name="ro1">
          <table:table-cell office:value-type="string">
            <text:p>condensateur 10µf tantal</text:p>
          </table:table-cell>
          <table:table-cell office:value-type="string">
            <text:p>CAP TANTALUM 10UF 16V 10% SMD </text:p>
          </table:table-cell>
          <table:table-cell office:value-type="string">
            <text:p>495-2236-1-ND </text:p>
          </table:table-cell>
          <table:table-cell office:value-type="string">
            <text:p>3216-18 (EIA) 1206</text:p>
          </table:table-cell>
          <table:table-cell office:value-type="float" office:value="0.21">
            <text:p>0,21</text:p>
          </table:table-cell>
          <table:table-cell office:value-type="float" office:value="7">
            <text:p>7</text:p>
          </table:table-cell>
          <table:table-cell/>
          <table:table-cell table:formula="of:=[.E18]*[.F18]" office:value-type="float" office:value="1.47">
            <text:p>1,47</text:p>
          </table:table-cell>
          <table:table-cell/>
        </table:table-row>
        <table:table-row table:style-name="ro1">
          <table:table-cell office:value-type="string">
            <text:p>condensateur 100µf</text:p>
          </table:table-cell>
          <table:table-cell office:value-type="string">
            <text:p>CAP 100UF 16V ELECT VZ RADIAL </text:p>
          </table:table-cell>
          <table:table-cell office:value-type="string">
            <text:p>493-1283-ND </text:p>
          </table:table-cell>
          <table:table-cell office:value-type="string">
            <text:p>Radial </text:p>
          </table:table-cell>
          <table:table-cell office:value-type="float" office:value="0.21">
            <text:p>0,21</text:p>
          </table:table-cell>
          <table:table-cell office:value-type="float" office:value="2">
            <text:p>2</text:p>
          </table:table-cell>
          <table:table-cell/>
          <table:table-cell table:formula="of:=[.E19]*[.F19]" office:value-type="float" office:value="0.42">
            <text:p>0,42</text:p>
          </table:table-cell>
          <table:table-cell/>
        </table:table-row>
        <table:table-row table:style-name="ro1">
          <table:table-cell office:value-type="string">
            <text:p>condensateur 330µf</text:p>
          </table:table-cell>
          <table:table-cell office:value-type="string">
            <text:p>CAP 330UF 25V ELECT VZ RADIAL </text:p>
          </table:table-cell>
          <table:table-cell office:value-type="string">
            <text:p>493-1303-ND </text:p>
          </table:table-cell>
          <table:table-cell office:value-type="string">
            <text:p>Radial </text:p>
          </table:table-cell>
          <table:table-cell office:value-type="float" office:value="0.35">
            <text:p>0,35</text:p>
          </table:table-cell>
          <table:table-cell office:value-type="float" office:value="2">
            <text:p>2</text:p>
          </table:table-cell>
          <table:table-cell/>
          <table:table-cell table:formula="of:=[.E20]*[.F20]" office:value-type="float" office:value="0.7">
            <text:p>0,7</text:p>
          </table:table-cell>
          <table:table-cell/>
        </table:table-row>
        <table:table-row table:style-name="ro1">
          <table:table-cell office:value-type="string">
            <text:p>diode shotkey</text:p>
          </table:table-cell>
          <table:table-cell office:value-type="string">
            <text:p>DIODE SCHOTTKY 3A 40V DO-201AD </text:p>
          </table:table-cell>
          <table:table-cell office:value-type="string">
            <text:p>1N5822GOS-ND</text:p>
          </table:table-cell>
          <table:table-cell office:value-type="string">
            <text:p>DO-201AD, Axial </text:p>
          </table:table-cell>
          <table:table-cell office:value-type="float" office:value="0.43">
            <text:p>0,43</text:p>
          </table:table-cell>
          <table:table-cell office:value-type="float" office:value="2">
            <text:p>2</text:p>
          </table:table-cell>
          <table:table-cell/>
          <table:table-cell table:formula="of:=[.E21]*[.F21]" office:value-type="float" office:value="0.86">
            <text:p>0,86</text:p>
          </table:table-cell>
          <table:table-cell/>
        </table:table-row>
        <table:table-row table:style-name="ro1">
          <table:table-cell office:value-type="string">
            <text:p>diode zener 3.3</text:p>
          </table:table-cell>
          <table:table-cell office:value-type="string">
            <text:p>DIODE ZENER 500MW 3.3V DO35 </text:p>
          </table:table-cell>
          <table:table-cell office:value-type="string">
            <text:p>1N5226B-TPCT-ND </text:p>
          </table:table-cell>
          <table:table-cell office:value-type="string">
            <text:p>DO-35, Axial </text:p>
          </table:table-cell>
          <table:table-cell office:value-type="float" office:value="0.33">
            <text:p>0,33</text:p>
          </table:table-cell>
          <table:table-cell office:value-type="float" office:value="1">
            <text:p>1</text:p>
          </table:table-cell>
          <table:table-cell/>
          <table:table-cell table:formula="of:=[.E22]*[.F22]" office:value-type="float" office:value="0.33">
            <text:p>0,33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/>
          <table:table-cell table:formula="of:=[.E23]*[.F23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rystal 8MHz</text:p>
          </table:table-cell>
          <table:table-cell office:value-type="string">
            <text:p>CRYSTAL 8.00 MHZ 20PF 49US </text:p>
          </table:table-cell>
          <table:table-cell office:value-type="string">
            <text:p>X1094-ND </text:p>
          </table:table-cell>
          <table:table-cell office:value-type="string">
            <text:p>HC49/US </text:p>
          </table:table-cell>
          <table:table-cell office:value-type="float" office:value="0.58">
            <text:p>0,58</text:p>
          </table:table-cell>
          <table:table-cell office:value-type="float" office:value="1">
            <text:p>1</text:p>
          </table:table-cell>
          <table:table-cell/>
          <table:table-cell table:formula="of:=[.E24]*[.F24]" office:value-type="float" office:value="0.58">
            <text:p>0,58</text:p>
          </table:table-cell>
          <table:table-cell/>
        </table:table-row>
        <table:table-row table:style-name="ro1">
          <table:table-cell office:value-type="string">
            <text:p>Crystal 32.768kHz</text:p>
          </table:table-cell>
          <table:table-cell table:style-name="Default" office:value-type="string">
            <text:p>CRYSTAL 32.768KHZ 12.5PF CYL</text:p>
          </table:table-cell>
          <table:table-cell office:value-type="string">
            <text:p>535-9032-ND </text:p>
          </table:table-cell>
          <table:table-cell office:value-type="string">
            <text:p>Cylinder 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/>
          <table:table-cell table:formula="of:=[.E25]*[.F25]" office:value-type="float" office:value="0.25">
            <text:p>0,25</text:p>
          </table:table-cell>
          <table:table-cell/>
        </table:table-row>
        <table:table-row table:style-name="ro1">
          <table:table-cell office:value-type="string">
            <text:p>Crystal 12MHz</text:p>
          </table:table-cell>
          <table:table-cell office:value-type="string">
            <text:p>CRYSTAL 12.000 MHZ SER 49US </text:p>
          </table:table-cell>
          <table:table-cell office:value-type="string">
            <text:p>X428-ND </text:p>
          </table:table-cell>
          <table:table-cell office:value-type="string">
            <text:p>HC-49US </text:p>
          </table:table-cell>
          <table:table-cell office:value-type="float" office:value="0.58">
            <text:p>0,58</text:p>
          </table:table-cell>
          <table:table-cell office:value-type="float" office:value="1">
            <text:p>1</text:p>
          </table:table-cell>
          <table:table-cell/>
          <table:table-cell table:formula="of:=[.E26]*[.F26]" office:value-type="float" office:value="0.58">
            <text:p>0,58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/>
          <table:table-cell table:formula="of:=[.E27]*[.F27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nductance 330µH</text:p>
          </table:table-cell>
          <table:table-cell office:value-type="string">
            <text:p>INDUCTOR 330 UH 5% 1812 SMD</text:p>
          </table:table-cell>
          <table:table-cell office:value-type="string">
            <text:p>PCD1471CT-ND</text:p>
          </table:table-cell>
          <table:table-cell office:value-type="string">
            <text:p>1812 (4532 metric)</text:p>
          </table:table-cell>
          <table:table-cell office:value-type="float" office:value="0.49">
            <text:p>0,49</text:p>
          </table:table-cell>
          <table:table-cell office:value-type="float" office:value="2">
            <text:p>2</text:p>
          </table:table-cell>
          <table:table-cell/>
          <table:table-cell table:formula="of:=[.E28]*[.F28]" office:value-type="float" office:value="0.98">
            <text:p>0,98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/>
          <table:table-cell table:formula="of:=[.E29]*[.F2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ésistance 33ohm 1%</text:p>
          </table:table-cell>
          <table:table-cell office:value-type="string">
            <text:p>RES 33 OHM 1/16W .5% 0603 SMD </text:p>
          </table:table-cell>
          <table:table-cell office:value-type="string">
            <text:p>RR08Q33DCT-ND </text:p>
          </table:table-cell>
          <table:table-cell office:value-type="string">
            <text:p>0603 (1608 metric)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/>
          <table:table-cell table:formula="of:=[.E30]*[.F30]" office:value-type="float" office:value="0.2">
            <text:p>0,2</text:p>
          </table:table-cell>
          <table:table-cell/>
        </table:table-row>
        <table:table-row table:style-name="ro1">
          <table:table-cell office:value-type="string">
            <text:p>Résistance 55ohm</text:p>
          </table:table-cell>
          <table:table-cell office:value-type="string">
            <text:p>RES 54.9 OHM 1/10W 1% 0603 SMD</text:p>
          </table:table-cell>
          <table:table-cell office:value-type="string">
            <text:p>RMCF1/1654.9FRCT-ND</text:p>
          </table:table-cell>
          <table:table-cell office:value-type="string">
            <text:p>0603 (1608 metric)</text:p>
          </table:table-cell>
          <table:table-cell office:value-type="float" office:value="0.04">
            <text:p>0,04</text:p>
          </table:table-cell>
          <table:table-cell office:value-type="float" office:value="2">
            <text:p>2</text:p>
          </table:table-cell>
          <table:table-cell/>
          <table:table-cell table:formula="of:=[.E31]*[.F31]" office:value-type="float" office:value="0.08">
            <text:p>0,08</text:p>
          </table:table-cell>
          <table:table-cell/>
        </table:table-row>
        <table:table-row table:style-name="ro1">
          <table:table-cell office:value-type="string">
            <text:p>Résistance 75ohm</text:p>
          </table:table-cell>
          <table:table-cell office:value-type="string">
            <text:p>RES 75 OHM 1/10W 1% 0603 SMD</text:p>
          </table:table-cell>
          <table:table-cell office:value-type="string">
            <text:p>RMCF1/1675FRCT-ND</text:p>
          </table:table-cell>
          <table:table-cell office:value-type="string">
            <text:p>0603 (1608 metric)</text:p>
          </table:table-cell>
          <table:table-cell office:value-type="float" office:value="0.04">
            <text:p>0,04</text:p>
          </table:table-cell>
          <table:table-cell office:value-type="float" office:value="2">
            <text:p>2</text:p>
          </table:table-cell>
          <table:table-cell/>
          <table:table-cell table:formula="of:=[.E32]*[.F32]" office:value-type="float" office:value="0.08">
            <text:p>0,08</text:p>
          </table:table-cell>
          <table:table-cell/>
        </table:table-row>
        <table:table-row table:style-name="ro1">
          <table:table-cell office:value-type="string">
            <text:p>Résistance 160ohm</text:p>
          </table:table-cell>
          <table:table-cell office:value-type="string">
            <text:p>RES 160 OHM 1/10W 5% 0603 SMD</text:p>
          </table:table-cell>
          <table:table-cell office:value-type="string">
            <text:p>RMCF1/16160JRCT-ND</text:p>
          </table:table-cell>
          <table:table-cell office:value-type="string">
            <text:p>0603 (1608 metric)</text:p>
          </table:table-cell>
          <table:table-cell office:value-type="float" office:value="0.02">
            <text:p>0,02</text:p>
          </table:table-cell>
          <table:table-cell office:value-type="float" office:value="1">
            <text:p>1</text:p>
          </table:table-cell>
          <table:table-cell/>
          <table:table-cell table:formula="of:=[.E33]*[.F33]" office:value-type="float" office:value="0.02">
            <text:p>0,02</text:p>
          </table:table-cell>
          <table:table-cell/>
        </table:table-row>
        <table:table-row table:style-name="ro1">
          <table:table-cell office:value-type="string">
            <text:p>Résistance 500ohm</text:p>
          </table:table-cell>
          <table:table-cell office:value-type="string">
            <text:p>RES 560 OHM 1/2W 5% 1210 SMD </text:p>
          </table:table-cell>
          <table:table-cell office:value-type="string">
            <text:p>RMCF1/4560JRCT-ND </text:p>
          </table:table-cell>
          <table:table-cell office:value-type="string">
            <text:p>1210 (3225 metric) </text:p>
          </table:table-cell>
          <table:table-cell office:value-type="float" office:value="0.21">
            <text:p>0,21</text:p>
          </table:table-cell>
          <table:table-cell office:value-type="float" office:value="2">
            <text:p>2</text:p>
          </table:table-cell>
          <table:table-cell/>
          <table:table-cell table:formula="of:=[.E34]*[.F34]" office:value-type="float" office:value="0.42">
            <text:p>0,42</text:p>
          </table:table-cell>
          <table:table-cell/>
        </table:table-row>
        <table:table-row table:style-name="ro1">
          <table:table-cell office:value-type="string">
            <text:p>Résistance 1k 1/2W</text:p>
          </table:table-cell>
          <table:table-cell office:value-type="string">
            <text:p>RES 1.0K OHM 1/2W 5% 1210 SMD </text:p>
          </table:table-cell>
          <table:table-cell office:value-type="string">
            <text:p>P1.0KVCT-ND </text:p>
          </table:table-cell>
          <table:table-cell office:value-type="string">
            <text:p>1210 (3225 metric) </text:p>
          </table:table-cell>
          <table:table-cell office:value-type="float" office:value="0.27">
            <text:p>0,27</text:p>
          </table:table-cell>
          <table:table-cell office:value-type="float" office:value="1">
            <text:p>1</text:p>
          </table:table-cell>
          <table:table-cell/>
          <table:table-cell table:formula="of:=[.E35]*[.F35]" office:value-type="float" office:value="0.27">
            <text:p>0,27</text:p>
          </table:table-cell>
          <table:table-cell/>
        </table:table-row>
        <table:table-row table:style-name="ro1">
          <table:table-cell office:value-type="string">
            <text:p>Résistance 1k 1/10W</text:p>
          </table:table-cell>
          <table:table-cell office:value-type="string">
            <text:p>RES 1K OHM 1/10W 1% 0603 SMD</text:p>
          </table:table-cell>
          <table:table-cell office:value-type="string">
            <text:p>RMCF1/161KFRCT-ND</text:p>
          </table:table-cell>
          <table:table-cell office:value-type="string">
            <text:p>0603 (1608 metric)</text:p>
          </table:table-cell>
          <table:table-cell office:value-type="float" office:value="0.04">
            <text:p>0,04</text:p>
          </table:table-cell>
          <table:table-cell office:value-type="float" office:value="1">
            <text:p>1</text:p>
          </table:table-cell>
          <table:table-cell/>
          <table:table-cell table:formula="of:=[.E36]*[.F36]" office:value-type="float" office:value="0.04">
            <text:p>0,04</text:p>
          </table:table-cell>
          <table:table-cell/>
        </table:table-row>
        <table:table-row table:style-name="ro1">
          <table:table-cell office:value-type="string">
            <text:p>Résistance 10k</text:p>
          </table:table-cell>
          <table:table-cell office:value-type="string">
            <text:p>RES 10K OHM 1/10W 1% 0603 SMD</text:p>
          </table:table-cell>
          <table:table-cell office:value-type="string">
            <text:p>RMCF1/1610KFRCT-ND</text:p>
          </table:table-cell>
          <table:table-cell table:style-name="Default" office:value-type="string">
            <text:p>0603 (1608 metric)</text:p>
          </table:table-cell>
          <table:table-cell office:value-type="float" office:value="0.04">
            <text:p>0,04</text:p>
          </table:table-cell>
          <table:table-cell office:value-type="float" office:value="1">
            <text:p>1</text:p>
          </table:table-cell>
          <table:table-cell/>
          <table:table-cell table:formula="of:=[.E37]*[.F37]" office:value-type="float" office:value="0.04">
            <text:p>0,04</text:p>
          </table:table-cell>
          <table:table-cell/>
        </table:table-row>
        <table:table-row table:style-name="ro1">
          <table:table-cell office:value-type="string">
            <text:p>Résistance 1M</text:p>
          </table:table-cell>
          <table:table-cell office:value-type="string">
            <text:p>RES 1M OHM 1/10W 1% 0603 SMD</text:p>
          </table:table-cell>
          <table:table-cell office:value-type="string">
            <text:p>RMCF1/161MFRCT-ND</text:p>
          </table:table-cell>
          <table:table-cell office:value-type="string">
            <text:p>0603 (1608 metric)</text:p>
          </table:table-cell>
          <table:table-cell office:value-type="float" office:value="0.04">
            <text:p>0,04</text:p>
          </table:table-cell>
          <table:table-cell office:value-type="float" office:value="1">
            <text:p>1</text:p>
          </table:table-cell>
          <table:table-cell/>
          <table:table-cell table:formula="of:=[.E38]*[.F38]" office:value-type="float" office:value="0.04">
            <text:p>0,04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/>
          <table:table-cell table:formula="of:=[.E39]*[.F39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ower Connector Socket</text:p>
          </table:table-cell>
          <table:table-cell office:value-type="string">
            <text:p>CONN HEADER 2POS R/A W/CLIP GOLD</text:p>
          </table:table-cell>
          <table:table-cell office:value-type="string">
            <text:p>WM1875-ND</text:p>
          </table:table-cell>
          <table:table-cell office:value-type="string">
            <text:p>Through Hole, Right Angle </text:p>
          </table:table-cell>
          <table:table-cell office:value-type="float" office:value="1.62">
            <text:p>1,62</text:p>
          </table:table-cell>
          <table:table-cell office:value-type="float" office:value="1">
            <text:p>1</text:p>
          </table:table-cell>
          <table:table-cell table:style-name="ce1" office:value-type="string">
            <text:p>0.118" (3.00mm) </text:p>
          </table:table-cell>
          <table:table-cell table:formula="of:=[.E40]*[.F40]" office:value-type="float" office:value="1.62">
            <text:p>1,62</text:p>
          </table:table-cell>
          <table:table-cell/>
        </table:table-row>
        <table:table-row table:style-name="ro2">
          <table:table-cell office:value-type="string">
            <text:p>Power Connecteur Wire</text:p>
          </table:table-cell>
          <table:table-cell office:value-type="string">
            <text:p>CONN RECEPT 2POS 3MM SINGLE ROW</text:p>
          </table:table-cell>
          <table:table-cell office:value-type="string">
            <text:p>WM1845-ND</text:p>
          </table:table-cell>
          <table:table-cell office:value-type="string">
            <text:p>Free Hanging (In-Line)</text:p>
          </table:table-cell>
          <table:table-cell office:value-type="float" office:value="0.48">
            <text:p>0,48</text:p>
          </table:table-cell>
          <table:table-cell office:value-type="float" office:value="1">
            <text:p>1</text:p>
          </table:table-cell>
          <table:table-cell table:style-name="ce1" office:value-type="string">
            <text:p>0.118" (3.00mm) </text:p>
          </table:table-cell>
          <table:table-cell table:formula="of:=[.E41]*[.F41]" office:value-type="float" office:value="0.48">
            <text:p>0,48</text:p>
          </table:table-cell>
          <table:table-cell/>
        </table:table-row>
        <table:table-row table:style-name="ro2">
          <table:table-cell office:value-type="string">
            <text:p>Pin male 0.118mm</text:p>
          </table:table-cell>
          <table:table-cell table:number-columns-repeated="3"/>
          <table:table-cell office:value-type="float" office:value="0.15">
            <text:p>0,15</text:p>
          </table:table-cell>
          <table:table-cell office:value-type="float" office:value="10">
            <text:p>10</text:p>
          </table:table-cell>
          <table:table-cell table:style-name="ce1" office:value-type="string">
            <text:p>0.118" (3.00mm) </text:p>
          </table:table-cell>
          <table:table-cell table:formula="of:=[.E42]*[.F42]" office:value-type="float" office:value="1.5">
            <text:p>1,5</text:p>
          </table:table-cell>
          <table:table-cell/>
        </table:table-row>
        <table:table-row table:style-name="ro2">
          <table:table-cell office:value-type="string">
            <text:p>Pin femelle 0.118mm</text:p>
          </table:table-cell>
          <table:table-cell office:value-type="string">
            <text:p>CONN SOCKET 20-24AWG GOLD CRIMP</text:p>
          </table:table-cell>
          <table:table-cell office:value-type="string">
            <text:p>A32523-ND</text:p>
          </table:table-cell>
          <table:table-cell/>
          <table:table-cell office:value-type="float" office:value="0.15">
            <text:p>0,15</text:p>
          </table:table-cell>
          <table:table-cell office:value-type="float" office:value="10">
            <text:p>10</text:p>
          </table:table-cell>
          <table:table-cell table:style-name="ce1" office:value-type="string">
            <text:p>0.118" (3.00mm) </text:p>
          </table:table-cell>
          <table:table-cell table:formula="of:=[.E43]*[.F43]" office:value-type="float" office:value="1.5">
            <text:p>1,5</text:p>
          </table:table-cell>
          <table:table-cell/>
        </table:table-row>
        <table:table-row table:style-name="ro4">
          <table:table-cell office:value-type="string">
            <text:p>connecteur PWM Socket et NES</text:p>
          </table:table-cell>
          <table:table-cell office:value-type="string">
            <text:p>CONN HEADER 4POS R/A W/O PEGS</text:p>
          </table:table-cell>
          <table:table-cell office:value-type="string">
            <text:p>A30615-ND</text:p>
          </table:table-cell>
          <table:table-cell office:value-type="string">
            <text:p>Through Hole, Right Angle </text:p>
          </table:table-cell>
          <table:table-cell office:value-type="float" office:value="0.67">
            <text:p>0,67</text:p>
          </table:table-cell>
          <table:table-cell office:value-type="float" office:value="2">
            <text:p>2</text:p>
          </table:table-cell>
          <table:table-cell table:style-name="ce1" office:value-type="string">
            <text:p>0.165" (4.20mm) </text:p>
          </table:table-cell>
          <table:table-cell table:formula="of:=[.E44]*[.F44]" office:value-type="float" office:value="1.34">
            <text:p>1,34</text:p>
          </table:table-cell>
          <table:table-cell/>
        </table:table-row>
        <table:table-row table:style-name="ro2">
          <table:table-cell office:value-type="string">
            <text:p>Connecteur PWM wire</text:p>
          </table:table-cell>
          <table:table-cell office:value-type="string">
            <text:p>CONN RECEPT 4POS W/POSTIVE LOCK</text:p>
          </table:table-cell>
          <table:table-cell office:value-type="string">
            <text:p>106527-4-ND</text:p>
          </table:table-cell>
          <table:table-cell office:value-type="string">
            <text:p>Free Hanging (In-Line)</text:p>
          </table:table-cell>
          <table:table-cell office:value-type="float" office:value="0.35">
            <text:p>0,35</text:p>
          </table:table-cell>
          <table:table-cell office:value-type="float" office:value="2">
            <text:p>2</text:p>
          </table:table-cell>
          <table:table-cell table:style-name="ce1" office:value-type="string">
            <text:p>0.165" (4.20mm) </text:p>
          </table:table-cell>
          <table:table-cell table:formula="of:=[.E45]*[.F45]" office:value-type="float" office:value="0.7">
            <text:p>0,7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/>
          <table:table-cell table:formula="of:=[.E46]*[.F46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eset Tack switch</text:p>
          </table:table-cell>
          <table:table-cell office:value-type="string">
            <text:p>6MM LIGHT TOUCH SWITCH 250GF</text:p>
          </table:table-cell>
          <table:table-cell office:value-type="string">
            <text:p>P8009S-ND</text:p>
          </table:table-cell>
          <table:table-cell office:value-type="string">
            <text:p>Through Hole </text:p>
          </table:table-cell>
          <table:table-cell office:value-type="float" office:value="0.29">
            <text:p>0,29</text:p>
          </table:table-cell>
          <table:table-cell office:value-type="float" office:value="1">
            <text:p>1</text:p>
          </table:table-cell>
          <table:table-cell/>
          <table:table-cell table:formula="of:=[.E47]*[.F47]" office:value-type="float" office:value="0.29">
            <text:p>0,29</text:p>
          </table:table-cell>
          <table:table-cell/>
        </table:table-row>
        <table:table-row table:style-name="ro1">
          <table:table-cell office:value-type="string">
            <text:p>Boot0 DPDT switch</text:p>
          </table:table-cell>
          <table:table-cell office:value-type="string">
            <text:p>SWITCH PB DPDT ALT ACT.1A PC MNT</text:p>
          </table:table-cell>
          <table:table-cell office:value-type="string">
            <text:p>EG1872-ND</text:p>
          </table:table-cell>
          <table:table-cell office:value-type="string">
            <text:p>Through Hole </text:p>
          </table:table-cell>
          <table:table-cell office:value-type="float" office:value="1.03">
            <text:p>1,03</text:p>
          </table:table-cell>
          <table:table-cell office:value-type="float" office:value="1">
            <text:p>1</text:p>
          </table:table-cell>
          <table:table-cell/>
          <table:table-cell table:formula="of:=[.E48]*[.F48]" office:value-type="float" office:value="1.03">
            <text:p>1,03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/>
          <table:table-cell table:formula="of:=[.E49]*[.F4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es Buffer</text:p>
          </table:table-cell>
          <table:table-cell office:value-type="string">
            <text:p>IC LATCH OCTAL 3-STATE 20-SOIC</text:p>
          </table:table-cell>
          <table:table-cell office:value-type="string">
            <text:p>MM74HCT573WM-ND</text:p>
          </table:table-cell>
          <table:table-cell office:value-type="string">
            <text:p>20-SOIC (7.5mm Width) </text:p>
          </table:table-cell>
          <table:table-cell office:value-type="float" office:value="0.49">
            <text:p>0,49</text:p>
          </table:table-cell>
          <table:table-cell office:value-type="float" office:value="1">
            <text:p>1</text:p>
          </table:table-cell>
          <table:table-cell/>
          <table:table-cell table:formula="of:=[.E50]*[.F50]" office:value-type="float" office:value="0.49">
            <text:p>0,49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ce1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3" office:value-type="string">
            <text:p>total</text:p>
          </table:table-cell>
          <table:table-cell table:formula="of:=SUM([.H2:.H52])" office:value-type="float" office:value="44.63">
            <text:p>44,63</text:p>
          </table:table-cell>
          <table:table-cell table:style-name="ce4" office:value-type="string">
            <text:p>$</text:p>
          </table:table-cell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4">2009-11-24</text:date>, <text:time>22:3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émi St-Onge</meta:initial-creator>
    <meta:creation-date>2009-11-16T23:10:03.37</meta:creation-date>
    <meta:generator>OpenOffice.org/3.1$Win32 OpenOffice.org_project/310m19$Build-9420</meta:generator>
    <dc:date>2009-11-24T22:37:42.72</dc:date>
    <meta:editing-duration>PT73H30M25S</meta:editing-duration>
    <meta:editing-cycles>29</meta:editing-cycles>
    <dc:creator>Rémi St-Onge</dc:creator>
    <meta:document-statistic meta:table-count="3" meta:cell-count="326" meta:object-count="0"/>
  </office:meta>
</office:document-meta>
</file>